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sando_un_solo_hilo_(versión_se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1019" table:default-cell-style-name="ce2"/>
        <table:table-column table:style-name="co3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4">
            <text:p>Tarea 01</text:p>
          </table:table-cell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5" table:style-name="ce2"/>
          <table:table-cell office:value-type="string" table:number-columns-spanned="3" table:number-rows-spanned="1" table:style-name="ce4">
            <text:p>Speedup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Tarea 01</text:p>
          </table:table-cell>
          <table:table-cell office:value-type="float" office:value="1" table:style-name="ce2">
            <text:p>1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3.6038181000000002E-2" table:style-name="ce3">
            <text:p>0,036038181</text:p>
          </table:table-cell>
          <table:table-cell office:value-type="float" office:value="3.6945316999999998E-2" table:style-name="ce2">
            <text:p>0,036945317</text:p>
          </table:table-cell>
          <table:table-cell office:value-type="float" office:value="4.9056329000000003E-2" table:style-name="ce2">
            <text:p>0,049056329</text:p>
          </table:table-cell>
          <table:table-cell table:number-columns-repeated="5" table:style-name="ce2"/>
          <table:table-cell office:value-type="string" table:style-name="ce2">
            <text:p>Tarea 02</text:p>
          </table:table-cell>
          <table:table-cell office:value-type="float" office:value="0.76600000000000001" table:style-name="ce2">
            <text:p>0,76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office:value-type="string" table:style-name="ce2">
            <text:p>Tarea 03</text:p>
          </table:table-cell>
          <table:table-cell office:value-type="float" office:value="1.145" table:style-name="ce2">
            <text:p>1,145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2">
            <draw:frame draw:z-index="1" draw:id="id0" draw:style-name="a0" draw:name="Gráfico 1" svg:x="0.75049in" svg:y="0.07941in" svg:width="5.02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2" draw:id="id1" draw:style-name="a1" draw:name="Gráfico 2" svg:x="0.70466in" svg:y="0.09314in" svg:width="5.0073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4">
            <text:p>Tarea 02</text:p>
          </table:table-cell>
          <table:covered-table-cell table:number-columns-repeated="3"/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4.7032498999999998E-2" table:style-name="ce3">
            <text:p>0,047032499</text:p>
          </table:table-cell>
          <table:table-cell office:value-type="float" office:value="5.7867294E-2" table:style-name="ce2">
            <text:p>0,057867294</text:p>
          </table:table-cell>
          <table:table-cell office:value-type="float" office:value="6.7376365999999993E-2" table:style-name="ce2">
            <text:p>0,067376366</text:p>
          </table:table-cell>
          <table:table-cell table:number-columns-repeated="1019" table:style-name="ce2"/>
          <table:table-cell table:number-columns-repeated="15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4">
            <text:p>Tarea 03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3.1469201000000002E-2" table:style-name="ce3">
            <text:p>0,031469201</text:p>
          </table:table-cell>
          <table:table-cell office:value-type="float" office:value="3.6286867E-2" table:style-name="ce2">
            <text:p>0,036286867</text:p>
          </table:table-cell>
          <table:table-cell office:value-type="float" office:value="5.3641616000000003E-2" table:style-name="ce2">
            <text:p>0,053641616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(6_nucleos)_Usando_un_número_de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5" table:default-cell-style-name="ce1"/>
        <table:table-column table:style-name="co3" table:number-columns-repeated="16374" table:default-cell-style-name="ce1"/>
        <table:table-row table:number-rows-repeated="3" table:style-name="ro2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4">
            <text:p>Tarea 02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office:value-type="string" table:number-columns-spanned="3" table:number-rows-spanned="1" table:style-name="ce4">
            <text:p>Speedup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2" table:style-name="ce1"/>
          <table:table-cell office:value-type="string" table:style-name="ce2">
            <text:p>Tarea 01</text:p>
          </table:table-cell>
          <table:table-cell office:value-type="string" table:style-name="ce2">
            <text:p>No aplica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4.6441230999999999E-2" table:style-name="ce3">
            <text:p>0,046441231</text:p>
          </table:table-cell>
          <table:table-cell office:value-type="float" office:value="0.105808688" table:style-name="ce2">
            <text:p>0,105808688</text:p>
          </table:table-cell>
          <table:table-cell office:value-type="float" office:value="7.0724465E-2" table:style-name="ce2">
            <text:p>0,070724465</text:p>
          </table:table-cell>
          <table:table-cell table:number-columns-repeated="2" table:style-name="ce1"/>
          <table:table-cell office:value-type="string" table:style-name="ce2">
            <text:p>Tarea 02</text:p>
          </table:table-cell>
          <table:table-cell office:value-type="float" office:value="0.77500000000000002" table:style-name="ce2">
            <text:p>0,775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number-columns-repeated="4" table:style-name="ce2"/>
          <table:table-cell table:number-columns-repeated="2" table:style-name="ce1"/>
          <table:table-cell office:value-type="string" table:style-name="ce2">
            <text:p>Tarea 03</text:p>
          </table:table-cell>
          <table:table-cell office:value-type="float" office:value="0.08" table:style-name="ce2">
            <text:p>0,08</text:p>
          </table:table-cell>
          <table:table-cell table:style-name="ce2"/>
          <table:table-cell table:number-columns-repeated="16374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number-columns-spanned="4" table:number-rows-spanned="1" table:style-name="ce4">
            <text:p>Tarea 03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0.44981670200000001" table:style-name="ce3">
            <text:p>0,449816702</text:p>
          </table:table-cell>
          <table:table-cell office:value-type="float" office:value="0.45487367200000001" table:style-name="ce2">
            <text:p>0,454873672</text:p>
          </table:table-cell>
          <table:table-cell office:value-type="float" office:value="0.61334904599999995" table:style-name="ce2">
            <text:p>0,61334904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2" draw:style-name="a2" draw:name="Gráfico 1" svg:x="0.075in" svg:y="0.06667in" svg:width="4.98611in" svg:height="3.029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3" draw:style-name="a3" draw:name="Gráfico 2" svg:x="0.4213in" svg:y="0.07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0" table:style-name="ro2">
          <table:table-cell table:number-columns-repeated="16384"/>
        </table:table-row>
      </table:table>
      <table:table table:name="Usando_un_número_de_hilos_igual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6" table:default-cell-style-name="ce1"/>
        <table:table-column table:style-name="co3" table:number-columns-repeated="16373" table:default-cell-style-name="ce1"/>
        <table:table-row table:number-rows-repeated="4" table:style-name="ro2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4">
            <text:p>Tarea 02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3" table:style-name="ce1"/>
          <table:table-cell office:value-type="string" table:number-columns-spanned="3" table:number-rows-spanned="1" table:style-name="ce4">
            <text:p>Speedup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3" table:style-name="ce1"/>
          <table:table-cell office:value-type="string" table:style-name="ce2">
            <text:p>Tarea 01</text:p>
          </table:table-cell>
          <table:table-cell office:value-type="string" table:style-name="ce2">
            <text:p>No aplica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5.8487965000000003E-2" table:style-name="ce3">
            <text:p>0,058487965</text:p>
          </table:table-cell>
          <table:table-cell office:value-type="float" office:value="6.2490210999999997E-2" table:style-name="ce2">
            <text:p>0,062490211</text:p>
          </table:table-cell>
          <table:table-cell office:value-type="float" office:value="6.3110759000000002E-2" table:style-name="ce2">
            <text:p>0,063110759</text:p>
          </table:table-cell>
          <table:table-cell table:number-columns-repeated="3" table:style-name="ce1"/>
          <table:table-cell office:value-type="string" table:style-name="ce2">
            <text:p>Tarea 02</text:p>
          </table:table-cell>
          <table:table-cell office:value-type="float" office:value="0.61609999999999998" table:style-name="ce2">
            <text:p>0,6161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office:value-type="string" table:style-name="ce2">
            <text:p>Tarea 03</text:p>
          </table:table-cell>
          <table:table-cell office:value-type="float" office:value="0.55817000000000005" table:style-name="ce2">
            <text:p>0,55817</text:p>
          </table:table-cell>
          <table:table-cell table:style-name="ce2"/>
          <table:table-cell table:number-columns-repeated="16373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number-columns-spanned="4" table:number-rows-spanned="1" table:style-name="ce4">
            <text:p>Tarea 03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6.8377077999999994E-2" table:style-name="ce5">
            <text:p>0,068377078</text:p>
          </table:table-cell>
          <table:table-cell office:value-type="float" office:value="0.178990227" table:style-name="ce2">
            <text:p>0,178990227</text:p>
          </table:table-cell>
          <table:table-cell office:value-type="float" office:value="6.4563812999999998E-2" table:style-name="ce3">
            <text:p>0,064563813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>
            <draw:frame draw:z-index="1" draw:id="id4" draw:style-name="a4" draw:name="Gráfico 1" svg:x="0.225in" svg:y="0.00833in" svg:width="4.97222in" svg:height="3.0592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5" draw:style-name="a5" draw:name="Gráfico 2" svg:x="0.55463in" svg:y="0.02037in" svg:width="4.9963in" svg:height="3.029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58" table:style-name="ro2">
          <table:table-cell table:number-columns-repeated="16384"/>
        </table:table-row>
      </table:table>
      <table:table table:name="Usando_dos_hilos_por_cada_CPU_e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3" table:number-columns-repeated="16378" table:default-cell-style-name="ce1"/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4">
            <text:p>Tarea 02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Hilos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Resultado</text:p>
          </table:table-cell>
          <table:table-cell office:value-type="string" table:number-columns-spanned="3" table:number-rows-spanned="1" table:style-name="ce4">
            <text:p>Error, no se pueden crear [12] hilos!</text:p>
          </table:table-cell>
          <table:covered-table-cell table:number-columns-repeated="2"/>
          <table:table-cell table:number-columns-repeated="16378"/>
        </table:table-row>
        <table:table-row table:number-rows-repeated="3" table:style-name="ro1">
          <table:table-cell table:number-columns-repeated="2"/>
          <table:table-cell table:number-columns-repeated="4" table:style-name="ce2"/>
          <table:table-cell table:number-columns-repeated="16378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4">
            <text:p>Tarea 03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Hilos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2">
            <text:p>Resultado</text:p>
          </table:table-cell>
          <table:table-cell office:value-type="string" table:number-columns-spanned="3" table:number-rows-spanned="1" table:style-name="ce6">
            <text:p>Error, no se pueden crear [12] hilos!</text:p>
          </table:table-cell>
          <table:covered-table-cell table:number-columns-repeated="2"/>
          <table:table-cell table:number-columns-repeated="16378"/>
        </table:table-row>
        <table:table-row table:number-rows-repeated="1048561" table:style-name="ro2">
          <table:table-cell table:number-columns-repeated="16384"/>
        </table:table-row>
      </table:table>
      <table:table table:name="Recuperado_Hoja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number-columns-repeated="6" table:default-cell-style-name="ce1"/>
        <table:table-column table:style-name="co3" table:number-columns-repeated="16373" table:default-cell-style-name="ce1"/>
        <table:table-row table:number-rows-repeated="4" table:style-name="ro2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4">
            <text:p>Tarea 02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3" table:style-name="ce1"/>
          <table:table-cell office:value-type="string" table:number-columns-spanned="3" table:number-rows-spanned="1" table:style-name="ce4">
            <text:p>Speedup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table:number-columns-repeated="3" table:style-name="ce1"/>
          <table:table-cell office:value-type="string" table:style-name="ce2">
            <text:p>Tarea 01</text:p>
          </table:table-cell>
          <table:table-cell office:value-type="string" table:style-name="ce2">
            <text:p>No aplica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9.4061225999999998E-2" table:style-name="ce2">
            <text:p>0,094061226</text:p>
          </table:table-cell>
          <table:table-cell office:value-type="float" office:value="7.5957137999999993E-2" table:style-name="ce2">
            <text:p>0,075957138</text:p>
          </table:table-cell>
          <table:table-cell office:value-type="float" office:value="6.9935430000000007E-2" table:style-name="ce3">
            <text:p>0,06993543</text:p>
          </table:table-cell>
          <table:table-cell table:number-columns-repeated="3" table:style-name="ce1"/>
          <table:table-cell office:value-type="string" table:style-name="ce2">
            <text:p>Tarea 02</text:p>
          </table:table-cell>
          <table:table-cell office:value-type="float" office:value="0.51529999999999998" table:style-name="ce2">
            <text:p>0,5153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office:value-type="string" table:style-name="ce2">
            <text:p>Tarea 03</text:p>
          </table:table-cell>
          <table:table-cell office:value-type="float" office:value="0.629" table:style-name="ce2">
            <text:p>0,629</text:p>
          </table:table-cell>
          <table:table-cell table:style-name="ce2"/>
          <table:table-cell table:number-columns-repeated="16373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number-columns-spanned="4" table:number-rows-spanned="1" table:style-name="ce4">
            <text:p>Tarea 03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Intent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Hilos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Resultado</text:p>
          </table:table-cell>
          <table:table-cell office:value-type="float" office:value="5.9290969999999998E-2" table:style-name="ce5">
            <text:p>0,05929097</text:p>
          </table:table-cell>
          <table:table-cell office:value-type="float" office:value="5.9518878999999997E-2" table:style-name="ce2">
            <text:p>0,059518879</text:p>
          </table:table-cell>
          <table:table-cell office:value-type="float" office:value="5.7286138E-2" table:style-name="ce3">
            <text:p>0,05728613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6" draw:style-name="a6" draw:name="Gráfico 1" svg:x="0.88333in" svg:y="0.075in" svg:width="4.98333in" svg:height="3.0296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7" draw:style-name="a7" draw:name="Gráfico 2" svg:x="0.39167in" svg:y="0.05in" svg:width="4.98982in" svg:height="3.0296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dc:creator>fioma</dc:creator>
    <meta:creation-date>2022-07-04T22:25:19Z</meta:creation-date>
    <dc:date>2022-07-19T01:06:04Z</dc:date>
    <meta:editing-cycles>2</meta:editing-cycles>
    <meta:editing-duration>PT2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.02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.05" chart:minimum="0.94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1.8000787401575pt" chart:style-name="Crt0">
        <chart:title chart:style-name="CT00">
          <text:p text:style-name="a0" text:class-names="" text:cond-style-name="">Gráfico del resultado según el número de hilo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Resultado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úmero de hilos</text:p>
            </chart:title>
          </chart:axis>
          <chart:series chart:values-cell-range-address="Usando_un_solo_hilo_(versión_se.$C$5:.$E$5" chart:class="chart:scatter" chart:attached-axis="primary-y" chart:style-name="G0S0">
            <chart:domain table:cell-range-address="Usando_un_solo_hilo_(versión_se.$C$6:.$E$6"/>
            <chart:data-point chart:repeated="3"/>
          </chart:series>
          <chart:series chart:values-cell-range-address="Usando_un_solo_hilo_(versión_se.$C$13:.$E$13" chart:class="chart:scatter" chart:attached-axis="primary-y" chart:style-name="G0S1">
            <chart:domain table:cell-range-address="Usando_un_solo_hilo_(versión_se.$C$14:.$E$14"/>
            <chart:data-point chart:repeated="3"/>
          </chart:series>
          <chart:series chart:values-cell-range-address="Usando_un_solo_hilo_(versión_se.$C$20:.$E$20" chart:class="chart:scatter" chart:attached-axis="primary-y" chart:style-name="G0S2">
            <chart:domain table:cell-range-address="Usando_un_solo_hilo_(versión_se.$C$21:.$E$21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5293700787402pt" chart:style-name="Crt0">
        <chart:title chart:style-name="CT00">
          <text:p text:style-name="a0" text:class-names="" text:cond-style-name="">Gráfico Speedup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Usando_un_solo_hilo_(versión_se.$L$5" chart:class="chart:bar" chart:attached-axis="primary-y" chart:style-name="G0S0">
            <chart:data-point/>
          </chart:series>
          <chart:series chart:values-cell-range-address="Usando_un_solo_hilo_(versión_se.$L$6" chart:class="chart:bar" chart:attached-axis="primary-y" chart:style-name="G0S1">
            <chart:data-point/>
          </chart:series>
          <chart:series chart:values-cell-range-address="Usando_un_solo_hilo_(versión_se.$L$7" chart:class="chart:bar" chart:attached-axis="primary-y" chart:style-name="G0S2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0.7" chart:interval-major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6.05" chart:minimum="5.94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8.1333070866142pt" svg:width="359.0pt" chart:style-name="Crt0">
        <chart:title chart:style-name="CT00">
          <text:p text:style-name="a0" text:class-names="" text:cond-style-name="">Gráfico del resultado según el número de hilo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Resultados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úmero de hilos</text:p>
            </chart:title>
          </chart:axis>
          <chart:series chart:values-cell-range-address="(6_nucleos)_Usando_un_número_de.$C$6:.$E$6" chart:class="chart:scatter" chart:attached-axis="primary-y" chart:style-name="G0S0">
            <chart:domain table:cell-range-address="(6_nucleos)_Usando_un_número_de.$C$7:.$E$7"/>
            <chart:data-point chart:repeated="3"/>
          </chart:series>
          <chart:series chart:values-cell-range-address="(6_nucleos)_Usando_un_número_de.$C$13:.$E$13" chart:class="chart:scatter" chart:attached-axis="primary-y" chart:style-name="G0S1">
            <chart:domain table:cell-range-address="(6_nucleos)_Usando_un_número_de.$C$14:.$E$14"/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Gráfico Speedup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(6_nucleos)_Usando_un_número_de.$I$6" chart:class="chart:bar" chart:attached-axis="primary-y" chart:style-name="G0S0">
            <chart:data-point/>
          </chart:series>
          <chart:series chart:label-cell-address="(6_nucleos)_Usando_un_número_de.$H$7" chart:values-cell-range-address="(6_nucleos)_Usando_un_número_de.$I$7" chart:class="chart:bar" chart:attached-axis="primary-y" chart:style-name="G0S1">
            <chart:data-point/>
          </chart:series>
          <chart:series chart:label-cell-address="(6_nucleos)_Usando_un_número_de.$H$8" chart:values-cell-range-address="(6_nucleos)_Usando_un_número_de.$I$8" chart:class="chart:bar" chart:attached-axis="primary-y" chart:style-name="G0S2"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0.25" chart:minimum="0" chart:interval-major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3.04" chart:minimum="2.94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0.2666141732283pt" svg:width="358.0pt" chart:style-name="Crt0">
        <chart:title chart:style-name="CT00">
          <text:p text:style-name="a0" text:class-names="" text:cond-style-name="">Gráfico de resultados según el número de hilo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Resultados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úmero de hilos</text:p>
            </chart:title>
          </chart:axis>
          <chart:series chart:values-cell-range-address="Usando_un_número_de_hilos_igual.$C$7:.$E$7" chart:class="chart:scatter" chart:attached-axis="primary-y" chart:style-name="G0S0">
            <chart:domain table:cell-range-address="Usando_un_número_de_hilos_igual.$C$8:.$E$8"/>
            <chart:data-point chart:repeated="3"/>
          </chart:series>
          <chart:series chart:values-cell-range-address="Usando_un_número_de_hilos_igual.$C$14:.$E$14" chart:class="chart:scatter" chart:attached-axis="primary-y" chart:style-name="G0S1">
            <chart:domain table:cell-range-address="Usando_un_número_de_hilos_igual.$C$15:.$E$15"/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1333070866142pt" svg:width="359.7333070866142pt" chart:style-name="Crt0">
        <chart:title chart:style-name="CT00">
          <text:p text:style-name="a0" text:class-names="" text:cond-style-name="">Gráfico Speedup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Usando_un_número_de_hilos_igual.$I$7" chart:values-cell-range-address="Usando_un_número_de_hilos_igual.$J$7" chart:class="chart:bar" chart:attached-axis="primary-y" chart:style-name="G0S0">
            <chart:data-point/>
          </chart:series>
          <chart:series chart:label-cell-address="Usando_un_número_de_hilos_igual.$I$8" chart:values-cell-range-address="Usando_un_número_de_hilos_igual.$J$8" chart:class="chart:bar" chart:attached-axis="primary-y" chart:style-name="G0S1">
            <chart:data-point/>
          </chart:series>
          <chart:series chart:label-cell-address="Usando_un_número_de_hilos_igual.$I$9" chart:values-cell-range-address="Usando_un_número_de_hilos_igual.$J$9" chart:class="chart:bar" chart:attached-axis="primary-y" chart:style-name="G0S2"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inimum="0.0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9.02" chart:minimum="8.98" chart:interval-major="0.0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8.1333858267716pt" svg:width="358.8pt" chart:style-name="Crt0">
        <chart:title chart:style-name="CT00">
          <text:p text:style-name="a0" text:class-names="" text:cond-style-name="">Gráfico de resultados según el número de hilo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Resultados [s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Número de hilos</text:p>
            </chart:title>
          </chart:axis>
          <chart:series chart:label-cell-address="Recuperado_Hoja1.$B$5" chart:values-cell-range-address="Recuperado_Hoja1.$C$7:.$E$7" chart:class="chart:scatter" chart:attached-axis="primary-y" chart:style-name="G0S0">
            <chart:domain table:cell-range-address="Recuperado_Hoja1.$C$8:.$E$8"/>
            <chart:data-point chart:repeated="3"/>
          </chart:series>
          <chart:series chart:label-cell-address="Recuperado_Hoja1.$B$12" chart:values-cell-range-address="Recuperado_Hoja1.$C$14:.$E$14" chart:class="chart:scatter" chart:attached-axis="primary-y" chart:style-name="G0S1">
            <chart:domain table:cell-range-address="Recuperado_Hoja1.$C$15:.$E$15"/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1333858267716pt" svg:width="359.2666929133858pt" chart:style-name="Crt0">
        <chart:title chart:style-name="CT00">
          <text:p text:style-name="a0" text:class-names="" text:cond-style-name="">Gráfico Speedup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Recuperado_Hoja1.$I$7" chart:values-cell-range-address="Recuperado_Hoja1.$J$7" chart:class="chart:bar" chart:attached-axis="primary-y" chart:style-name="G0S0">
            <chart:data-point/>
          </chart:series>
          <chart:series chart:label-cell-address="Recuperado_Hoja1.$I$8" chart:values-cell-range-address="Recuperado_Hoja1.$J$8" chart:class="chart:bar" chart:attached-axis="primary-y" chart:style-name="G0S1">
            <chart:data-point/>
          </chart:series>
          <chart:series chart:label-cell-address="Recuperado_Hoja1.$I$9" chart:values-cell-range-address="Recuperado_Hoja1.$J$9" chart:class="chart:bar" chart:attached-axis="primary-y" chart:style-name="G0S2">
            <chart:data-point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